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7cm"/>
    </style:style>
    <style:style style:name="co4" style:family="table-column">
      <style:table-column-properties fo:break-before="auto" style:column-width="4.128cm"/>
    </style:style>
    <style:style style:name="co5" style:family="table-column">
      <style:table-column-properties fo:break-before="auto" style:column-width="5.285cm"/>
    </style:style>
    <style:style style:name="co6" style:family="table-column">
      <style:table-column-properties fo:break-before="auto" style:column-width="4.122cm"/>
    </style:style>
    <style:style style:name="co7" style:family="table-column">
      <style:table-column-properties fo:break-before="auto" style:column-width="3.956cm"/>
    </style:style>
    <style:style style:name="co8" style:family="table-column">
      <style:table-column-properties fo:break-before="auto" style:column-width="0.654cm"/>
    </style:style>
    <style:style style:name="co9" style:family="table-column">
      <style:table-column-properties fo:break-before="auto" style:column-width="5.283cm"/>
    </style:style>
    <style:style style:name="co10" style:family="table-column">
      <style:table-column-properties fo:break-before="auto" style:column-width="4.5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44cm" fo:break-before="auto" style:use-optimal-row-height="true"/>
    </style:style>
    <style:style style:name="ro3" style:family="table-row">
      <style:table-row-properties style:row-height="3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="0.06pt solid #000000"/>
    </style:style>
    <style:style style:name="ce8" style:family="table-cell" style:parent-style-name="Default" style:data-style-name="N2">
      <style:table-cell-properties fo:background-color="#ffff00" fo:border="0.06pt solid #000000"/>
    </style:style>
    <style:style style:name="ce9" style:family="table-cell" style:parent-style-name="Default" style:data-style-name="N2">
      <style:table-cell-properties fo:border="non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99ffff" fo:border="0.06pt solid #000000"/>
    </style:style>
    <style:style style:name="gr1" style:family="graphic">
      <style:graphic-properties draw:fill-color="#ffd320" draw:textarea-horizontal-align="center" draw:textarea-vertical-align="middle"/>
    </style:style>
    <style:style style:name="gr2" style:family="graphic">
      <style:graphic-properties draw:fill-color="#aecf00" draw:textarea-horizontal-align="center" draw:textarea-vertical-align="middle"/>
    </style:style>
    <style:style style:name="gr3" style:family="graphic">
      <style:graphic-properties draw:fill-color="#83caff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stroke="none" svg:stroke-color="#000000" draw:fill="none" draw:fill-color="#ffffff" fo:min-height="1.063cm"/>
    </style:style>
    <style:style style:name="gr6" style:family="graphic">
      <style:graphic-properties draw:fill="solid" draw:fill-color="#ffffff" draw:textarea-horizontal-align="center" draw:textarea-vertical-align="middle"/>
    </style:style>
    <style:style style:name="gr7" style:family="graphic">
      <style:graphic-properties draw:fill="solid" draw:fill-color="#9999ff" draw:textarea-horizontal-align="center" draw:textarea-vertical-align="middle"/>
    </style:style>
    <style:style style:name="gr8" style:family="graphic">
      <style:graphic-properties draw:fill="solid" draw:fill-color="#ffffff" draw:textarea-horizontal-align="center" draw:textarea-vertical-align="middle"/>
    </style:style>
    <style:style style:name="gr9" style:family="graphic">
      <style:graphic-properties draw:fill="solid" draw:fill-color="#ffd320" draw:textarea-horizontal-align="center" draw:textarea-vertical-align="middle"/>
    </style:style>
    <style:style style:name="gr10" style:family="graphic">
      <style:graphic-properties draw:stroke="none" svg:stroke-color="#000000" draw:fill="none" draw:fill-color="#ffffff" fo:min-height="0.937cm"/>
    </style:style>
    <style:style style:name="gr11" style:family="graphic">
      <style:graphic-properties draw:stroke="none" svg:stroke-color="#000000" draw:fill="none" draw:fill-color="#ffffff" fo:min-height="2.3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scale="200%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Loubière_électricité" table:style-name="ta1">
        <table:shapes>
          <draw:g draw:z-index="0">
            <draw:rect draw:style-name="gr1" draw:text-style-name="P1" svg:width="10.668cm" svg:height="6.805cm" svg:x="2.589cm" svg:y="10.782cm">
              <text:p text:style-name="P1">Cuisine</text:p>
            </draw:rect>
            <draw:rect draw:style-name="gr2" draw:text-style-name="P1" svg:width="6.044cm" svg:height="4.245cm" svg:x="2.589cm" svg:y="16.131cm">
              <text:p text:style-name="P1">Salon</text:p>
            </draw:rect>
            <draw:rect draw:style-name="gr3" draw:text-style-name="P1" svg:width="2.59cm" svg:height="2.741cm" svg:x="8.695cm" svg:y="17.626cm">
              <text:p text:style-name="P1">buanderie</text:p>
            </draw:rect>
            <draw:rect draw:style-name="gr4" draw:text-style-name="P1" svg:width="1.893cm" svg:height="2.741cm" svg:x="11.342cm" svg:y="17.634cm">
              <text:p text:style-name="P1">Salle</text:p>
              <text:p text:style-name="P1">De</text:p>
              <text:p text:style-name="P1">bain</text:p>
            </draw:rect>
          </draw:g>
          <draw:frame draw:z-index="1" draw:style-name="gr5" svg:width="4.089cm" svg:height="1.063cm" svg:x="4.68cm" svg:y="21.066cm">
            <draw:text-box>
              <text:p><text:span text:style-name="T1">Rez de chaussée</text:span></text:p>
              <text:p/>
            </draw:text-box>
          </draw:frame>
          <draw:g draw:z-index="2">
            <draw:rect draw:style-name="gr6" draw:text-style-name="P1" svg:width="5.058cm" svg:height="1.525cm" svg:x="16.907cm" svg:y="11.098cm">
              <text:p text:style-name="P1">escalier</text:p>
            </draw:rect>
            <draw:rect draw:style-name="gr7" draw:text-style-name="P1" svg:width="4.987cm" svg:height="4.026cm" svg:x="16.904cm" svg:y="12.605cm">
              <text:p text:style-name="P1">Chambre 1</text:p>
            </draw:rect>
            <draw:rect draw:style-name="gr7" draw:text-style-name="P1" svg:width="6.153cm" svg:height="3.792cm" svg:x="16.902cm" svg:y="16.677cm">
              <text:p text:style-name="P1">Chambre 2</text:p>
              <text:p text:style-name="P1"/>
            </draw:rect>
            <draw:rect draw:style-name="gr8" draw:text-style-name="P2" svg:width="1.287cm" svg:height="6.381cm" svg:x="21.88cm" svg:y="11.097cm">
              <text:p/>
            </draw:rect>
            <draw:rect draw:style-name="gr9" draw:text-style-name="P1" svg:width="4.421cm" svg:height="4.084cm" svg:x="23.117cm" svg:y="11.097cm">
              <text:p text:style-name="P1">Chambre 3</text:p>
            </draw:rect>
            <draw:rect draw:style-name="gr4" draw:text-style-name="P1" svg:width="2.951cm" svg:height="1.664cm" svg:x="24.574cm" svg:y="15.271cm">
              <text:p text:style-name="P1">Salle de bain</text:p>
              <text:p text:style-name="P1">haut</text:p>
            </draw:rect>
            <draw:rect draw:style-name="gr9" draw:text-style-name="P1" svg:width="4.45cm" svg:height="3.469cm" svg:x="23.099cm" svg:y="17.001cm">
              <text:p text:style-name="P1">Chambre 4</text:p>
            </draw:rect>
            <draw:rect draw:style-name="gr8" draw:text-style-name="P1" svg:width="1.419cm" svg:height="2.649cm" svg:x="23.098cm" svg:y="14.338cm">
              <text:p/>
            </draw:rect>
          </draw:g>
          <draw:frame draw:z-index="3" draw:style-name="gr10" svg:width="4.089cm" svg:height="0.937cm" svg:x="19.804cm" svg:y="21.162cm">
            <draw:text-box>
              <text:p><text:span text:style-name="T1">Étage 1</text:span></text:p>
              <text:p/>
            </draw:text-box>
          </draw:frame>
          <draw:frame draw:z-index="4" draw:style-name="gr11" svg:width="3.196cm" svg:height="2.341cm" svg:x="29.435cm" svg:y="12.508cm">
            <draw:text-box>
              <text:p>l’armoire secondaire du haut est dans la bibliothèque</text:p>
              <text:p/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Lumière cuisine</text:p>
            <text:p>Lumière salon</text:p>
            <text:p>Lumière WC Rdc</text:p>
            <text:p>Lumière Sdb Rdc</text:p>
            <text:p>Lumière cave</text:p>
          </table:table-cell>
          <table:table-cell table:style-name="ce1" office:value-type="string" calcext:value-type="string">
            <text:p>Lumière extérieure</text:p>
          </table:table-cell>
          <table:table-cell table:style-name="ce2" office:value-type="string" calcext:value-type="string">
            <text:p>Prise salon</text:p>
            <text:p>Prise à côté du placard cuisine contenant le compteur</text:p>
          </table:table-cell>
          <table:table-cell table:style-name="ce2" office:value-type="string" calcext:value-type="string">
            <text:p>Prises caves, dont celle alimentant la clède</text:p>
            <text:p>Prise à côté de la cheminée de la cuisine</text:p>
          </table:table-cell>
          <table:table-cell table:style-name="ce2" office:value-type="string" calcext:value-type="string">
            <text:p>Prise extérieure enroulée autour de l’éclairage extérieur (doit être toujours tombée)</text:p>
          </table:table-cell>
          <table:table-cell/>
          <table:table-cell table:style-name="ce1" office:value-type="string" calcext:value-type="string">
            <text:p>Radiateurs buanderie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" office:value-type="string" calcext:value-type="string">
            <text:p>10A</text:p>
          </table:table-cell>
          <table:table-cell table:number-columns-repeated="3" table:style-name="ce1" office:value-type="string" calcext:value-type="string">
            <text:p>16A</text:p>
          </table:table-cell>
          <table:table-cell/>
          <table:table-cell table:style-name="ce1" office:value-type="string" calcext:value-type="string">
            <text:p>10A</text:p>
          </table:table-cell>
          <table:table-cell table:number-columns-repeated="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bis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3">
          <table:table-cell/>
          <table:table-cell table:style-name="ce2" office:value-type="string" calcext:value-type="string">
            <text:p>Frigo cuisine</text:p>
            <text:p>Lampe à côté du frigo</text:p>
            <text:p>Plaques électriques</text:p>
          </table:table-cell>
          <table:table-cell table:style-name="ce1" office:value-type="string" calcext:value-type="string">
            <text:p>convecteur salon</text:p>
          </table:table-cell>
          <table:table-cell table:style-name="ce2" office:value-type="string" calcext:value-type="string">
            <text:p>convecteur cuisine côté entrée</text:p>
          </table:table-cell>
          <table:table-cell table:style-name="ce2" office:value-type="string" calcext:value-type="string">
            <text:p>Lumière escalier</text:p>
            <text:p>Convecteur cuisine côté plan de travail</text:p>
            <text:p>Convecteur WC Rdc</text:p>
            <text:p>Convecteur sdb Rdc</text:p>
            <text:p>Convecteurs chambres 1 et 2</text:p>
            <text:p>Prises et lumière chambre 1 et 2</text:p>
          </table:table-cell>
          <table:table-cell table:style-name="ce2" office:value-type="string" calcext:value-type="string">
            <text:p>Alimentation de l’armoire secondaire alimentant chambres 3 et 4 et sdb du haut </text:p>
            <text:p>Lumière cuisine au dessus évier</text:p>
            <text:p>Lumière au dessus des plaques</text:p>
            <text:p>Four</text:p>
          </table:table-cell>
          <table:table-cell/>
          <table:table-cell table:style-name="ce1" office:value-type="string" calcext:value-type="string">
            <text:p>chauffeau</text:p>
          </table:table-cell>
          <table:table-cell table:style-name="ce3" office:value-type="string" calcext:value-type="string" table:number-columns-spanned="2" table:number-rows-spanned="1">
            <text:p>déclencheur du chauffeau (à mettre en marche forcée à l’arrivée dans la maison)</text:p>
          </table:table-cell>
          <table:covered-table-cell table:style-name="ce2"/>
          <table:table-cell/>
          <table:table-cell table:style-name="ce2" office:value-type="string" calcext:value-type="string">
            <text:p>Prise buanderie pour machine à laver la vaisselle</text:p>
          </table:table-cell>
          <table:table-cell table:style-name="ce2" office:value-type="string" calcext:value-type="string">
            <text:p>Prise buanderie pour machine à laver le linge</text:p>
          </table:table-cell>
        </table:table-row>
        <table:table-row table:style-name="ro1">
          <table:table-cell/>
          <table:table-cell table:number-columns-repeated="3" table:style-name="ce1" office:value-type="string" calcext:value-type="string">
            <text:p>16A</text:p>
          </table:table-cell>
          <table:table-cell table:number-columns-repeated="2" table:style-name="ce1" office:value-type="string" calcext:value-type="string">
            <text:p>32A</text:p>
          </table:table-cell>
          <table:table-cell table:number-columns-repeated="7"/>
        </table:table-row>
      </table:table>
      <table:table table:name="chauffage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ce6"/>
        <table:table-column table:style-name="co1" table:number-columns-repeated="1018" table:default-cell-style-name="Default"/>
        <table:table-row table:style-name="ro1">
          <table:table-cell table:number-columns-repeated="5"/>
          <table:table-cell office:value-type="float" office:value="240" calcext:value-type="float">
            <text:p>240,00</text:p>
          </table:table-cell>
          <table:table-cell table:number-columns-repeated="2"/>
          <table:table-cell office:value-type="string" calcext:value-type="string">
            <text:p>relay12V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nou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7771.3.FpeZ.00</text:p>
          </table:table-cell>
          <table:table-cell table:style-name="ce7" table:formula="of:=[.A3]/[.$F$1]" office:value-type="float" office:value="4.16666666666667" calcext:value-type="float">
            <text:p>4,17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sdb ét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F50150-090-1</text:p>
          </table:table-cell>
          <table:table-cell table:style-name="ce7" table:formula="of:=[.A4]/[.$F$1]" office:value-type="float" office:value="3.75" calcext:value-type="float">
            <text:p>3,75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ud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07771.3.FpeZ.00</text:p>
          </table:table-cell>
          <table:table-cell table:style-name="ce7" table:formula="of:=[.A5]/[.$F$1]" office:value-type="float" office:value="4.16666666666667" calcext:value-type="float">
            <text:p>4,17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2100" calcext:value-type="float">
            <text:p>2100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aren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TERNO FXM 2100</text:p>
          </table:table-cell>
          <table:table-cell table:style-name="ce7" table:formula="of:=[.A8]/[.$F$1]" office:value-type="float" office:value="8.75" calcext:value-type="float">
            <text:p>8,75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adrie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MPA CR 1715-2</text:p>
          </table:table-cell>
          <table:table-cell table:style-name="ce7" table:formula="of:=[.A9]/[.$F$1]" office:value-type="float" office:value="6.25" calcext:value-type="float">
            <text:p>6,25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float" office:value="2500" calcext:value-type="float">
            <text:p>25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cuisine côté entré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LDER – RBF-2500-BL-06</text:p>
          </table:table-cell>
          <table:table-cell table:style-name="ce8" table:formula="of:=[.A12]/[.$F$1]" office:value-type="float" office:value="10.4166666666667" calcext:value-type="float">
            <text:p>10,42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1015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sdb rdc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7" table:formula="of:=[.A13]/[.$F$1]" office:value-type="float" office:value="2.5" calcext:value-type="float">
            <text:p>2,50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wc rd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COVA-N°92-009632</text:p>
          </table:table-cell>
          <table:table-cell table:style-name="ce7" table:formula="of:=[.A14]/[.$F$1]" office:value-type="float" office:value="3.125" calcext:value-type="float">
            <text:p>3,13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Buanderie – ex chambre mami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MPA CR 1708-2</text:p>
          </table:table-cell>
          <table:table-cell table:style-name="ce7" table:formula="of:=[.A15]/[.$F$1]" office:value-type="float" office:value="3.125" calcext:value-type="float">
            <text:p>3,13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sal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MPA CR 1715-2</text:p>
          </table:table-cell>
          <table:table-cell table:style-name="ce7" table:formula="of:=[.A18]/[.$F$1]" office:value-type="float" office:value="6.25" calcext:value-type="float">
            <text:p>6,25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cuisine côté nor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irot calidou</text:p>
          </table:table-cell>
          <table:table-cell table:style-name="ce8" table:formula="of:=[.A21]/[.$F$1]" office:value-type="float" office:value="8.33333333333333" calcext:value-type="float">
            <text:p>8,33</text:p>
          </table:table-cell>
          <table:table-cell table:style-name="ce8" office:value-type="string" calcext:value-type="string">
            <text:p>A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table:number-columns-repeated="1015"/>
        </table:table-row>
        <table:table-row table:style-name="ro1">
          <table:table-cell table:style-name="ce5" table:number-columns-repeated="5"/>
          <table:table-cell table:style-name="ce9"/>
          <table:table-cell table:style-name="ce5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 style:data-style-name="N2" text:time-value="15:40:46.0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0:10:25.322000000</meta:creation-date>
    <dc:date>2018-07-31T16:34:00.807000000</dc:date>
    <meta:editing-duration>PT3H8M21S</meta:editing-duration>
    <meta:editing-cycles>23</meta:editing-cycles>
    <meta:generator>LibreOffice/4.3.7.2$Windows_x86 LibreOffice_project/8a35821d8636a03b8bf4e15b48f59794652c68ba</meta:generator>
    <meta:document-statistic meta:table-count="2" meta:cell-count="125" meta:object-count="5"/>
  </office:meta>
</office:document-meta>
</file>